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1.549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1.0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613cm"/>
    </style:style>
    <style:style style:name="gr7" style:family="graphic" style:parent-style-name="standard">
      <style:graphic-properties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image-width="0cm" draw:fill-image-height="0cm" draw:textarea-vertical-align="middle"/>
    </style:style>
    <style:style style:name="gr9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10" style:family="graphic" style:parent-style-name="objectwithoutfill">
      <style:graphic-properties draw:fill="non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9.1cm" svg:y="3.5cm">
          <text:p/>
        </draw:ellipse>
        <draw:line draw:style-name="gr2" draw:text-style-name="P1" draw:layer="layout" svg:x1="10.2cm" svg:y1="7.2cm" svg:x2="10.2cm" svg:y2="9.2cm">
          <text:p/>
        </draw:line>
        <draw:custom-shape draw:style-name="gr3" draw:text-style-name="P1" draw:layer="layout" svg:width="5.8cm" svg:height="1.7cm" svg:x="7.6cm" svg:y="5.5cm">
          <text:p text:style-name="P1">n,sum = 0;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6cm" svg:y1="15.5cm" svg:x2="12.1cm" svg:y2="15.5cm">
          <text:p/>
        </draw:line>
        <draw:line draw:style-name="gr2" draw:text-style-name="P1" draw:layer="layout" svg:x1="7.6cm" svg:y1="15.5cm" svg:x2="7.6cm" svg:y2="16.9cm">
          <text:p/>
        </draw:line>
        <draw:line draw:style-name="gr2" draw:text-style-name="P1" draw:layer="layout" svg:x1="12.1cm" svg:y1="15.5cm" svg:x2="12.1cm" svg:y2="16.9cm">
          <text:p/>
        </draw:line>
        <draw:path draw:style-name="gr2" draw:text-style-name="P1" draw:layer="layout" svg:width="4.418cm" svg:height="0.513cm" svg:x="7.672cm" svg:y="16.734cm" svg:viewBox="0 0 4419 514" svg:d="M4419 120c-293 35-571-8-873 0-308 8-568 120-847 185-290 67-581 129-873 185-287 55-586 25-873-185-243-178-519-357-847-291l-106 79">
          <text:p/>
        </draw:path>
        <draw:ellipse draw:style-name="gr1" draw:text-style-name="P1" draw:layer="layout" svg:width="4.5cm" svg:height="2.1cm" svg:x="7.6cm" svg:y="18.7cm">
          <text:p/>
        </draw:ellipse>
        <draw:line draw:style-name="gr2" draw:text-style-name="P1" draw:layer="layout" svg:x1="9.7cm" svg:y1="17.2cm" svg:x2="9.7cm" svg:y2="18.7cm">
          <text:p/>
        </draw:line>
        <draw:frame draw:style-name="gr4" draw:text-style-name="P2" draw:layer="layout" svg:width="2.8cm" svg:height="1.799cm" svg:x="9.4cm" svg:y="4cm">
          <draw:text-box>
            <text:p text:style-name="P2"><text:span text:style-name="T1">начало</text:span></text:p>
          </draw:text-box>
        </draw:frame>
        <draw:frame draw:style-name="gr5" draw:layer="layout" svg:width="4.1cm" svg:height="1.3cm" svg:x="8.8cm" svg:y="19.3cm">
          <draw:text-box>
            <text:p>конец</text:p>
          </draw:text-box>
        </draw:frame>
        <draw:frame draw:style-name="gr6" draw:layer="layout" svg:width="3.6cm" svg:height="0.963cm" svg:x="8.9cm" svg:y="15.9cm">
          <draw:text-box>
            <text:p>sum</text:p>
          </draw:text-box>
        </draw:frame>
        <draw:custom-shape draw:style-name="gr7" draw:text-style-name="P1" draw:layer="layout" svg:width="5.2cm" svg:height="2.9cm" svg:x="7.4cm" svg:y="11.6cm">
          <text:p text:style-name="P1">while (n != 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1" draw:layer="layout" svg:width="5.5cm" svg:height="1.7cm" svg:x="7.3cm" svg:y="9.2cm">
          <text:p text:style-name="P1">sum += n % 10;</text:p>
          <text:p text:style-name="P1">n /= 10;</text:p>
        </draw:rect>
        <draw:line draw:style-name="gr9" draw:text-style-name="P1" draw:layer="layout" svg:x1="10.1cm" svg:y1="10.8cm" svg:x2="10.1cm" svg:y2="11.8cm">
          <text:p/>
        </draw:line>
        <draw:line draw:style-name="gr10" draw:text-style-name="P1" draw:layer="layout" svg:x1="10cm" svg:y1="15cm" svg:x2="5.9cm" svg:y2="15cm">
          <text:p/>
        </draw:line>
        <draw:line draw:style-name="gr10" draw:text-style-name="P1" draw:layer="layout" svg:x1="5.8cm" svg:y1="15cm" svg:x2="5.8cm" svg:y2="10cm">
          <text:p/>
        </draw:line>
        <draw:line draw:style-name="gr9" draw:text-style-name="P1" draw:layer="layout" svg:x1="5.8cm" svg:y1="10cm" svg:x2="7.3cm" svg:y2="10cm">
          <text:p/>
        </draw:line>
        <draw:line draw:style-name="gr10" draw:text-style-name="P1" draw:layer="layout" svg:x1="12.6cm" svg:y1="13.1cm" svg:x2="15.1cm" svg:y2="13.1cm">
          <text:p/>
        </draw:line>
        <draw:line draw:style-name="gr10" draw:text-style-name="P1" draw:layer="layout" svg:x1="15.2cm" svg:y1="13.1cm" svg:x2="15.2cm" svg:y2="16.2cm">
          <text:p/>
        </draw:line>
        <draw:line draw:style-name="gr9" draw:text-style-name="P1" draw:layer="layout" svg:x1="15.2cm" svg:y1="16.2cm" svg:x2="12.1cm" svg:y2="16.2cm">
          <text:p/>
        </draw:line>
        <draw:line draw:style-name="gr10" draw:text-style-name="P1" draw:layer="layout" svg:x1="10cm" svg:y1="14.5cm" svg:x2="10cm" svg:y2="15cm">
          <text:p/>
        </draw:line>
        <draw:line draw:style-name="gr10" draw:text-style-name="P1" draw:layer="layout" svg:x1="10.4cm" svg:y1="4.9cm" svg:x2="10.4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2T13:47:18.63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23"/>
  </office:meta>
</office:document-meta>
</file>